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.25cm" style:contextual-spacing="false" fo:line-height="200%" fo:text-align="justify" style:justify-single-word="false" fo:text-indent="1.251cm" style:auto-text-indent="false" fo:padding="0cm" fo:border="0.06pt solid #000000" style:writing-mode="lr-tb"/>
      <style:text-properties style:font-name="Arial" fo:font-size="12pt" officeooo:paragraph-rsid="0000d145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200%" fo:text-align="center" style:justify-single-word="false" fo:text-indent="1.251cm" style:auto-text-indent="false" style:writing-mode="lr-tb"/>
      <style:text-properties officeooo:paragraph-rsid="0000d145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 style:writing-mode="lr-tb"/>
      <style:text-properties officeooo:paragraph-rsid="0000d145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20" style:family="text">
      <style:text-properties style:font-name="Brush Script MT"/>
    </style:style>
    <style:style style:name="T21" style:family="text">
      <style:text-properties style:font-name="Brush Script MT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="Brush Script MT" fo:font-style="italic" style:font-style-asian="italic" style:font-style-complex="italic"/>
    </style:style>
    <style:style style:name="T23" style:family="text">
      <style:text-properties style:font-name="Brush Script MT"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Brush Script MT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Brush Script MT" fo:font-size="14pt" fo:font-style="italic" style:font-size-asian="14pt" style:font-style-asian="italic" style:font-size-complex="14pt" style:font-style-complex="italic"/>
    </style:style>
    <style:style style:name="T26" style:family="text">
      <style:text-properties style:font-name="Brush Script MT" fo:font-size="14pt" fo:font-style="italic" style:font-size-asian="14pt" style:font-style-asian="italic" style:font-size-complex="14pt" style:font-style-complex="italic" loext:padding="0cm" loext:border="0.06pt solid #000000"/>
    </style:style>
    <style:style style:name="T27" style:family="text">
      <style:text-properties style:font-name="Brush Script MT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8" style:family="text">
      <style:text-properties style:font-name="Brush Script MT" fo:font-size="14pt" fo:font-style="italic" style:text-underline-style="solid" style:text-underline-width="auto" style:text-underline-color="font-color" style:font-size-asian="14pt" style:font-style-asian="italic" style:font-size-complex="14pt" style:font-style-complex="italic" loext:padding="0cm" loext:border="0.06pt solid #000000"/>
    </style:style>
    <style:style style:name="T29" style:family="text">
      <style:text-properties style:font-name="Brush Script MT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font-name="Brush Script MT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 loext:padding="0cm" loext:border="0.06pt solid #000000"/>
    </style:style>
    <style:style style:name="T31" style:family="text">
      <style:text-properties style:font-name="Brush Script MT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32" style:family="text">
      <style:text-properties style:font-name="Brush Script MT" fo:font-size="14pt" fo:font-style="italic" fo:background-color="#ffff00" loext:char-shading-value="0" style:font-size-asian="14pt" style:font-style-asian="italic" style:font-size-complex="14pt" style:font-style-complex="italic" loext:padding="0cm" loext:border="0.06pt solid #000000"/>
    </style:style>
    <style:style style:name="T33" style:family="text">
      <style:text-properties fo:text-transform="uppercase" fo:color="#ff0000" loext:opacity="100%" style:font-name="Arial" fo:font-size="26pt" fo:font-weight="bold" style:font-size-asian="26pt" style:font-weight-asian="bold" style:font-size-complex="26pt" style:font-weight-complex="600" style:font-relief="embossed"/>
    </style:style>
    <style:style style:name="T34" style:family="text">
      <style:text-properties fo:text-transform="uppercase" fo:color="#ff0000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35" style:family="text">
      <style:text-properties fo:color="#ff8000" loext:opacity="100%" style:font-name="Times New Roman" fo:font-size="14pt" style:text-underline-style="solid" style:text-underline-type="double" style:text-underline-width="auto" style:text-underline-color="#ff800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<text:span text:style-name="T34">CONFIRA OS SINTOMAS DA</text:span><text:bookmark text:name="page101R_mcid7"/><text:span text:style-name="T34"> DENGUE</text:span></text:p>
      <text:p text:style-name="P3"><text:bookmark text:name="page101R_mcid8"/><text:soft-page-break/><text:span text:style-name="T13"><text:line-break/></text:span><text:span text:style-name="T18">O tempo médio do ciclo é de 5 a 6 dias, e o intervalo entre a picada e a manifestação da doença chama</text:span><text:bookmark text:name="page101R_mcid10"/><text:span text:style-name="T18">-</text:span><text:bookmark text:name="page101R_mcid11"/><text:span text:style-name="T18">se período de incubação. É só depois desse período que os sintomas aparecem. Geralmente os sintomas se manifestam a partir do 3</text:span><text:bookmark text:name="page101R_mcid14"/><text:span text:style-name="T18">°</text:span><text:bookmark text:name="page101R_mcid15"/><text:span text:style-name="T18"> dia depois da</text:span><text:span text:style-name="T19"> </text:span><text:span text:style-name="T35">picada do mosquitos.</text:span></text:p>
      <text:p text:style-name="P3"><text:span text:style-name="T19"/></text:p>
      <text:p text:style-name="P1"><text:span text:style-name="T26">Na </text:span><text:span text:style-name="T28">dengue hemorrágica</text:span><text:span text:style-name="T26">, o quadro clínico se agrava rapidamente, apresentando sinais de insuficiência circulatória e choque, podendo levar a pessoa à </text:span><text:span text:style-name="T32">morte em até 24 horas</text:span><text:span text:style-name="T26">. De acordo com estatísticas do Ministério da Saúde, </text:span><text:span text:style-name="T30">CERCA DE 5% DAS PESSOAS COM DENGUE HEMORRÁGICA MORR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6:13.303129853</meta:creation-date>
    <dc:date>2023-04-26T09:17:34.561387077</dc:date>
    <meta:editing-duration>PT31M23S</meta:editing-duration>
    <meta:editing-cycles>1</meta:editing-cycles>
    <meta:document-statistic meta:table-count="0" meta:image-count="0" meta:object-count="0" meta:page-count="2" meta:paragraph-count="3" meta:word-count="98" meta:character-count="570" meta:non-whitespace-character-count="474"/>
    <meta:generator>LibreOffice/7.4.5.1$Linux_X86_64 LibreOffice_project/40$Build-1</meta:generator>
  </office:meta>
</office:document-meta>
</file>